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fo:border-top="none" fo:border-bottom="none" fo:border-left="none" fo:border-right="2pt solid #000000" style:vertical-align="automatic" fo:background-color="transparent"/>
    </style:style>
    <style:style style:name="ce4" style:family="table-cell" style:parent-style-name="Normal_32_3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Normal_32_3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</style:style>
    <style:style style:name="ce6" style:family="table-cell" style:parent-style-name="Normal_32_3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7" style:family="table-cell" style:parent-style-name="Normal_32_3" style:data-style-name="N0">
      <style:table-cell-properties fo:border-top="none" fo:border-bottom="2pt solid #000000" fo:border-left="none" fo:border-right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n_max_i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in_in</text:p>
          </table:table-cell>
          <table:table-cell office:value-type="string" table:style-name="ce3">
            <text:p>Max_in<text:s/></text:p>
          </table:table-cell>
          <table:table-cell table:number-columns-repeated="16382"/>
        </table:table-row>
        <table:table-row table:style-name="ro1">
          <table:table-cell office:value-type="float" office:value="1000.7156680000001" table:style-name="ce4">
            <text:p>1000.715668</text:p>
          </table:table-cell>
          <table:table-cell office:value-type="float" office:value="3842.7483830000001" table:style-name="ce5">
            <text:p>3842.748383</text:p>
          </table:table-cell>
          <table:table-cell table:number-columns-repeated="16382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2500" table:style-name="ce5">
            <text:p>2500</text:p>
          </table:table-cell>
          <table:table-cell table:number-columns-repeated="16382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866.4" table:style-name="ce5">
            <text:p>866.4</text:p>
          </table:table-cell>
          <table:table-cell table:number-columns-repeated="16382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1619.8" table:style-name="ce5">
            <text:p>1619.8</text:p>
          </table:table-cell>
          <table:table-cell table:number-columns-repeated="16382"/>
        </table:table-row>
        <table:table-row table:style-name="ro1">
          <table:table-cell office:value-type="float" office:value="0" table:style-name="ce4">
            <text:p>0</text:p>
          </table:table-cell>
          <table:table-cell office:value-type="float" office:value="2300" table:style-name="ce5">
            <text:p>2300</text:p>
          </table:table-cell>
          <table:table-cell table:number-columns-repeated="16382"/>
        </table:table-row>
        <table:table-row table:style-name="ro1">
          <table:table-cell office:value-type="float" office:value="20890.3" table:style-name="ce6">
            <text:p>20890.3</text:p>
          </table:table-cell>
          <table:table-cell office:value-type="float" office:value="34790" table:style-name="ce7">
            <text:p>3479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limit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CoF</text:p>
          </table:table-cell>
          <table:table-cell office:value-type="string" table:style-name="ce1">
            <text:p>Nadir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min_max_ou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in_out</text:p>
          </table:table-cell>
          <table:table-cell office:value-type="string" table:style-name="ce3">
            <text:p>Max_out</text:p>
          </table:table-cell>
          <table:table-cell table:number-columns-repeated="16382"/>
        </table:table-row>
        <table:table-row table:style-name="ro1">
          <table:table-cell office:value-type="float" office:value="0.15973774499999999" table:style-name="ce2">
            <text:p>0.159737745</text:p>
          </table:table-cell>
          <table:table-cell office:value-type="float" office:value="1.835981286" table:style-name="ce3">
            <text:p>1.835981286</text:p>
          </table:table-cell>
          <table:table-cell table:number-columns-repeated="16382"/>
        </table:table-row>
        <table:table-row table:style-name="ro1">
          <table:table-cell office:value-type="float" office:value="5.7258479000000001E-2" table:style-name="ce2">
            <text:p>0.057258479</text:p>
          </table:table-cell>
          <table:table-cell office:value-type="float" office:value="1.0173626840000001" table:style-name="ce3">
            <text:p>1.017362684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WIH" table:style-name="ta1">
        <table:table-column table:style-name="co1" table:number-columns-repeated="16384" table:default-cell-style-name="ce1"/>
        <table:table-row table:style-name="ro1">
          <table:table-cell office:value-type="float" office:value="-1.6111035" table:style-name="ce2">
            <text:p>-1.6111035</text:p>
          </table:table-cell>
          <table:table-cell office:value-type="float" office:value="1.4597564999999999" table:style-name="ce2">
            <text:p>1.4597565</text:p>
          </table:table-cell>
          <table:table-cell office:value-type="float" office:value="1.5813705" table:style-name="ce2">
            <text:p>1.5813705</text:p>
          </table:table-cell>
          <table:table-cell office:value-type="float" office:value="-7.80694" table:style-name="ce2">
            <text:p>-7.80694</text:p>
          </table:table-cell>
          <table:table-cell office:value-type="float" office:value="-0.98335457000000004" table:style-name="ce2">
            <text:p>-0.98335457</text:p>
          </table:table-cell>
          <table:table-cell office:value-type="float" office:value="3.8223262" table:style-name="ce2">
            <text:p>3.8223262</text:p>
          </table:table-cell>
          <table:table-cell office:value-type="float" office:value="-2.2933849999999998" table:style-name="ce2">
            <text:p>-2.293385</text:p>
          </table:table-cell>
          <table:table-cell office:value-type="float" office:value="2.7309510000000001" table:style-name="ce2">
            <text:p>2.730951</text:p>
          </table:table-cell>
          <table:table-cell office:value-type="float" office:value="7.0392622999999999" table:style-name="ce2">
            <text:p>7.0392623</text:p>
          </table:table-cell>
          <table:table-cell office:value-type="float" office:value="6.1786833000000003" table:style-name="ce2">
            <text:p>6.1786833</text:p>
          </table:table-cell>
          <table:table-cell office:value-type="float" office:value="-2.0001519999999999" table:style-name="ce2">
            <text:p>-2.000152</text:p>
          </table:table-cell>
          <table:table-cell office:value-type="float" office:value="-0.97194879999999995" table:style-name="ce2">
            <text:p>-0.9719488</text:p>
          </table:table-cell>
          <table:table-cell table:number-columns-repeated="16372"/>
        </table:table-row>
        <table:table-row table:style-name="ro1">
          <table:table-cell office:value-type="float" office:value="2.0683463" table:style-name="ce2">
            <text:p>2.0683463</text:p>
          </table:table-cell>
          <table:table-cell office:value-type="float" office:value="1.6280178999999999" table:style-name="ce2">
            <text:p>1.6280179</text:p>
          </table:table-cell>
          <table:table-cell office:value-type="float" office:value="-2.1702726000000001" table:style-name="ce2">
            <text:p>-2.1702726</text:p>
          </table:table-cell>
          <table:table-cell office:value-type="float" office:value="11.985167000000001" table:style-name="ce2">
            <text:p>11.985167</text:p>
          </table:table-cell>
          <table:table-cell office:value-type="float" office:value="1.2981803000000001" table:style-name="ce2">
            <text:p>1.2981803</text:p>
          </table:table-cell>
          <table:table-cell office:value-type="float" office:value="-2.1073444000000001" table:style-name="ce2">
            <text:p>-2.1073444</text:p>
          </table:table-cell>
          <table:table-cell office:value-type="float" office:value="2.0252897999999999" table:style-name="ce2">
            <text:p>2.0252898</text:p>
          </table:table-cell>
          <table:table-cell office:value-type="float" office:value="2.5854737999999999" table:style-name="ce2">
            <text:p>2.5854738</text:p>
          </table:table-cell>
          <table:table-cell office:value-type="float" office:value="-0.68100660000000002" table:style-name="ce2">
            <text:p>-0.6810066</text:p>
          </table:table-cell>
          <table:table-cell office:value-type="float" office:value="-5.5725280000000001" table:style-name="ce2">
            <text:p>-5.572528</text:p>
          </table:table-cell>
          <table:table-cell office:value-type="float" office:value="-1.4496260999999999" table:style-name="ce2">
            <text:p>-1.4496261</text:p>
          </table:table-cell>
          <table:table-cell office:value-type="float" office:value="2.6491709000000001" table:style-name="ce2">
            <text:p>2.6491709</text:p>
          </table:table-cell>
          <table:table-cell table:number-columns-repeated="16372"/>
        </table:table-row>
        <table:table-row table:style-name="ro1">
          <table:table-cell office:value-type="float" office:value="-2.9117916000000001E-2" table:style-name="ce2">
            <text:p>-0.029117916</text:p>
          </table:table-cell>
          <table:table-cell office:value-type="float" office:value="-0.30638771999999997" table:style-name="ce2">
            <text:p>-0.30638772</text:p>
          </table:table-cell>
          <table:table-cell office:value-type="float" office:value="3.4577884000000003E-2" table:style-name="ce2">
            <text:p>0.034577884</text:p>
          </table:table-cell>
          <table:table-cell office:value-type="float" office:value="2.9583341999999999E-2" table:style-name="ce2">
            <text:p>0.029583342</text:p>
          </table:table-cell>
          <table:table-cell office:value-type="float" office:value="0.14894937999999999" table:style-name="ce2">
            <text:p>0.14894938</text:p>
          </table:table-cell>
          <table:table-cell office:value-type="float" office:value="-5.2001152000000002E-2" table:style-name="ce2">
            <text:p>-0.052001152</text:p>
          </table:table-cell>
          <table:table-cell office:value-type="float" office:value="-1.6488714000000002E-2" table:style-name="ce2">
            <text:p>-0.016488714</text:p>
          </table:table-cell>
          <table:table-cell office:value-type="float" office:value="-8.9166800000000004E-2" table:style-name="ce2">
            <text:p>-0.0891668</text:p>
          </table:table-cell>
          <table:table-cell office:value-type="float" office:value="-0.15313278" table:style-name="ce2">
            <text:p>-0.15313278</text:p>
          </table:table-cell>
          <table:table-cell office:value-type="float" office:value="-9.075946E-2" table:style-name="ce2">
            <text:p>-0.09075946</text:p>
          </table:table-cell>
          <table:table-cell office:value-type="float" office:value="0.15545487" table:style-name="ce2">
            <text:p>0.15545487</text:p>
          </table:table-cell>
          <table:table-cell office:value-type="float" office:value="-3.224983E-2" table:style-name="ce2">
            <text:p>-0.03224983</text:p>
          </table:table-cell>
          <table:table-cell table:number-columns-repeated="16372"/>
        </table:table-row>
        <table:table-row table:style-name="ro1">
          <table:table-cell office:value-type="float" office:value="-3.1073878000000001" table:style-name="ce2">
            <text:p>-3.1073878</text:p>
          </table:table-cell>
          <table:table-cell office:value-type="float" office:value="-0.20693015000000001" table:style-name="ce2">
            <text:p>-0.20693015</text:p>
          </table:table-cell>
          <table:table-cell office:value-type="float" office:value="2.4626746000000002" table:style-name="ce2">
            <text:p>2.4626746</text:p>
          </table:table-cell>
          <table:table-cell office:value-type="float" office:value="-0.79844742999999996" table:style-name="ce2">
            <text:p>-0.79844743</text:p>
          </table:table-cell>
          <table:table-cell office:value-type="float" office:value="0.2922244" table:style-name="ce2">
            <text:p>0.2922244</text:p>
          </table:table-cell>
          <table:table-cell office:value-type="float" office:value="2.3572692999999999E-2" table:style-name="ce2">
            <text:p>0.023572693</text:p>
          </table:table-cell>
          <table:table-cell office:value-type="float" office:value="-1.4286475999999999" table:style-name="ce2">
            <text:p>-1.4286476</text:p>
          </table:table-cell>
          <table:table-cell office:value-type="float" office:value="-0.12775958000000001" table:style-name="ce2">
            <text:p>-0.12775958</text:p>
          </table:table-cell>
          <table:table-cell office:value-type="float" office:value="-3.3844560000000003E-2" table:style-name="ce2">
            <text:p>-0.03384456</text:p>
          </table:table-cell>
          <table:table-cell office:value-type="float" office:value="0.27533656000000001" table:style-name="ce2">
            <text:p>0.27533656</text:p>
          </table:table-cell>
          <table:table-cell office:value-type="float" office:value="0.20335608999999999" table:style-name="ce2">
            <text:p>0.20335609</text:p>
          </table:table-cell>
          <table:table-cell office:value-type="float" office:value="-0.13602354999999999" table:style-name="ce2">
            <text:p>-0.13602355</text:p>
          </table:table-cell>
          <table:table-cell table:number-columns-repeated="16372"/>
        </table:table-row>
        <table:table-row table:style-name="ro1">
          <table:table-cell office:value-type="float" office:value="-2.0197967999999999" table:style-name="ce2">
            <text:p>-2.0197968</text:p>
          </table:table-cell>
          <table:table-cell office:value-type="float" office:value="-9.2717039999999997" table:style-name="ce2">
            <text:p>-9.271704</text:p>
          </table:table-cell>
          <table:table-cell office:value-type="float" office:value="8.7120695000000001" table:style-name="ce2">
            <text:p>8.7120695</text:p>
          </table:table-cell>
          <table:table-cell office:value-type="float" office:value="10.629651000000001" table:style-name="ce2">
            <text:p>10.629651</text:p>
          </table:table-cell>
          <table:table-cell office:value-type="float" office:value="-6.1876699999999998" table:style-name="ce2">
            <text:p>-6.18767</text:p>
          </table:table-cell>
          <table:table-cell office:value-type="float" office:value="5.6873954999999997E-2" table:style-name="ce2">
            <text:p>0.056873955</text:p>
          </table:table-cell>
          <table:table-cell office:value-type="float" office:value="1.3685627" table:style-name="ce2">
            <text:p>1.3685627</text:p>
          </table:table-cell>
          <table:table-cell office:value-type="float" office:value="0.12808473000000001" table:style-name="ce2">
            <text:p>0.12808473</text:p>
          </table:table-cell>
          <table:table-cell office:value-type="float" office:value="0.26693928" table:style-name="ce2">
            <text:p>0.26693928</text:p>
          </table:table-cell>
          <table:table-cell office:value-type="float" office:value="0.78856099999999996" table:style-name="ce2">
            <text:p>0.788561</text:p>
          </table:table-cell>
          <table:table-cell office:value-type="float" office:value="3.7946789999999999" table:style-name="ce2">
            <text:p>3.794679</text:p>
          </table:table-cell>
          <table:table-cell office:value-type="float" office:value="-2.3981268" table:style-name="ce2">
            <text:p>-2.3981268</text:p>
          </table:table-cell>
          <table:table-cell table:number-columns-repeated="16372"/>
        </table:table-row>
        <table:table-row table:style-name="ro1">
          <table:table-cell office:value-type="float" office:value="-0.17783251" table:style-name="ce2">
            <text:p>-0.17783251</text:p>
          </table:table-cell>
          <table:table-cell office:value-type="float" office:value="-7.5634399999999999" table:style-name="ce2">
            <text:p>-7.56344</text:p>
          </table:table-cell>
          <table:table-cell office:value-type="float" office:value="3.1798213999999998E-2" table:style-name="ce2">
            <text:p>0.031798214</text:p>
          </table:table-cell>
          <table:table-cell office:value-type="float" office:value="1.0854033999999999" table:style-name="ce2">
            <text:p>1.0854034</text:p>
          </table:table-cell>
          <table:table-cell office:value-type="float" office:value="3.328757" table:style-name="ce2">
            <text:p>3.328757</text:p>
          </table:table-cell>
          <table:table-cell office:value-type="float" office:value="-1.439044" table:style-name="ce2">
            <text:p>-1.439044</text:p>
          </table:table-cell>
          <table:table-cell office:value-type="float" office:value="-3.3692975000000001" table:style-name="ce2">
            <text:p>-3.3692975</text:p>
          </table:table-cell>
          <table:table-cell office:value-type="float" office:value="-1.903608" table:style-name="ce2">
            <text:p>-1.903608</text:p>
          </table:table-cell>
          <table:table-cell office:value-type="float" office:value="-2.4835859999999998" table:style-name="ce2">
            <text:p>-2.483586</text:p>
          </table:table-cell>
          <table:table-cell office:value-type="float" office:value="-2.8237450000000002" table:style-name="ce2">
            <text:p>-2.823745</text:p>
          </table:table-cell>
          <table:table-cell office:value-type="float" office:value="3.8785367000000002" table:style-name="ce2">
            <text:p>3.8785367</text:p>
          </table:table-cell>
          <table:table-cell office:value-type="float" office:value="-1.2055107" table:style-name="ce2">
            <text:p>-1.2055107</text:p>
          </table:table-cell>
          <table:table-cell table:number-columns-repeated="16372"/>
        </table:table-row>
        <table:table-row table:number-rows-repeated="1048570" table:style-name="ro1">
          <table:table-cell table:number-columns-repeated="16384"/>
        </table:table-row>
      </table:table>
      <table:table table:name="BH" table:style-name="ta1">
        <table:table-column table:style-name="co1" table:number-columns-repeated="16384" table:default-cell-style-name="ce1"/>
        <table:table-row table:style-name="ro1">
          <table:table-cell office:value-type="float" office:value="-0.99147666000000001" table:style-name="ce2">
            <text:p>-0.99147666</text:p>
          </table:table-cell>
          <table:table-cell table:number-columns-repeated="16383"/>
        </table:table-row>
        <table:table-row table:style-name="ro1">
          <table:table-cell office:value-type="float" office:value="4.2545979999999997" table:style-name="ce2">
            <text:p>4.254598</text:p>
          </table:table-cell>
          <table:table-cell table:number-columns-repeated="16383"/>
        </table:table-row>
        <table:table-row table:style-name="ro1">
          <table:table-cell office:value-type="float" office:value="-0.61753504999999997" table:style-name="ce2">
            <text:p>-0.61753505</text:p>
          </table:table-cell>
          <table:table-cell table:number-columns-repeated="16383"/>
        </table:table-row>
        <table:table-row table:style-name="ro1">
          <table:table-cell office:value-type="float" office:value="-2.0171587" table:style-name="ce2">
            <text:p>-2.0171587</text:p>
          </table:table-cell>
          <table:table-cell table:number-columns-repeated="16383"/>
        </table:table-row>
        <table:table-row table:style-name="ro1">
          <table:table-cell office:value-type="float" office:value="-2.8696131999999999" table:style-name="ce2">
            <text:p>-2.8696132</text:p>
          </table:table-cell>
          <table:table-cell table:number-columns-repeated="16383"/>
        </table:table-row>
        <table:table-row table:style-name="ro1">
          <table:table-cell office:value-type="float" office:value="-1.7312866" table:style-name="ce2">
            <text:p>-1.7312866</text:p>
          </table:table-cell>
          <table:table-cell table:number-columns-repeated="16383"/>
        </table:table-row>
        <table:table-row table:style-name="ro1">
          <table:table-cell office:value-type="float" office:value="0.91400844000000003" table:style-name="ce2">
            <text:p>0.91400844</text:p>
          </table:table-cell>
          <table:table-cell table:number-columns-repeated="16383"/>
        </table:table-row>
        <table:table-row table:style-name="ro1">
          <table:table-cell office:value-type="float" office:value="-1.9674305000000001" table:style-name="ce2">
            <text:p>-1.9674305</text:p>
          </table:table-cell>
          <table:table-cell table:number-columns-repeated="16383"/>
        </table:table-row>
        <table:table-row table:style-name="ro1">
          <table:table-cell office:value-type="float" office:value="-2.3828585000000002" table:style-name="ce2">
            <text:p>-2.3828585</text:p>
          </table:table-cell>
          <table:table-cell table:number-columns-repeated="16383"/>
        </table:table-row>
        <table:table-row table:style-name="ro1">
          <table:table-cell office:value-type="float" office:value="-2.7279577000000002" table:style-name="ce2">
            <text:p>-2.7279577</text:p>
          </table:table-cell>
          <table:table-cell table:number-columns-repeated="16383"/>
        </table:table-row>
        <table:table-row table:style-name="ro1">
          <table:table-cell office:value-type="float" office:value="-2.0833676999999998E-2" table:style-name="ce2">
            <text:p>-0.020833677</text:p>
          </table:table-cell>
          <table:table-cell table:number-columns-repeated="16383"/>
        </table:table-row>
        <table:table-row table:style-name="ro1">
          <table:table-cell office:value-type="float" office:value="-1.0434467000000001" table:style-name="ce2">
            <text:p>-1.0434467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WHO" table:style-name="ta1">
        <table:table-column table:style-name="co1" table:number-columns-repeated="16384" table:default-cell-style-name="ce1"/>
        <table:table-row table:style-name="ro1">
          <table:table-cell office:value-type="float" office:value="0.50166326999999999" table:style-name="ce2">
            <text:p>0.50166327</text:p>
          </table:table-cell>
          <table:table-cell office:value-type="float" office:value="0.46111195999999999" table:style-name="ce2">
            <text:p>0.46111196</text:p>
          </table:table-cell>
          <table:table-cell table:number-columns-repeated="16382"/>
        </table:table-row>
        <table:table-row table:style-name="ro1">
          <table:table-cell office:value-type="float" office:value="-0.32645210000000002" table:style-name="ce2">
            <text:p>-0.3264521</text:p>
          </table:table-cell>
          <table:table-cell office:value-type="float" office:value="-0.54527899999999996" table:style-name="ce2">
            <text:p>-0.545279</text:p>
          </table:table-cell>
          <table:table-cell table:number-columns-repeated="16382"/>
        </table:table-row>
        <table:table-row table:style-name="ro1">
          <table:table-cell office:value-type="float" office:value="0.15386954" table:style-name="ce2">
            <text:p>0.15386954</text:p>
          </table:table-cell>
          <table:table-cell office:value-type="float" office:value="0.21923798" table:style-name="ce2">
            <text:p>0.21923798</text:p>
          </table:table-cell>
          <table:table-cell table:number-columns-repeated="16382"/>
        </table:table-row>
        <table:table-row table:style-name="ro1">
          <table:table-cell office:value-type="float" office:value="0.10442272" table:style-name="ce2">
            <text:p>0.10442272</text:p>
          </table:table-cell>
          <table:table-cell office:value-type="float" office:value="-0.15438874" table:style-name="ce2">
            <text:p>-0.15438874</text:p>
          </table:table-cell>
          <table:table-cell table:number-columns-repeated="16382"/>
        </table:table-row>
        <table:table-row table:style-name="ro1">
          <table:table-cell office:value-type="float" office:value="8.0143734999999997E-3" table:style-name="ce2">
            <text:p>0.008014374</text:p>
          </table:table-cell>
          <table:table-cell office:value-type="float" office:value="-0.40322495000000003" table:style-name="ce2">
            <text:p>-0.40322495</text:p>
          </table:table-cell>
          <table:table-cell table:number-columns-repeated="16382"/>
        </table:table-row>
        <table:table-row table:style-name="ro1">
          <table:table-cell office:value-type="float" office:value="2.0702424000000001" table:style-name="ce2">
            <text:p>2.0702424</text:p>
          </table:table-cell>
          <table:table-cell office:value-type="float" office:value="0.7725128" table:style-name="ce2">
            <text:p>0.7725128</text:p>
          </table:table-cell>
          <table:table-cell table:number-columns-repeated="16382"/>
        </table:table-row>
        <table:table-row table:style-name="ro1">
          <table:table-cell office:value-type="float" office:value="-0.17144382999999999" table:style-name="ce2">
            <text:p>-0.17144383</text:p>
          </table:table-cell>
          <table:table-cell office:value-type="float" office:value="-0.16950211000000001" table:style-name="ce2">
            <text:p>-0.16950211</text:p>
          </table:table-cell>
          <table:table-cell table:number-columns-repeated="16382"/>
        </table:table-row>
        <table:table-row table:style-name="ro1">
          <table:table-cell office:value-type="float" office:value="0.76903370000000004" table:style-name="ce2">
            <text:p>0.7690337</text:p>
          </table:table-cell>
          <table:table-cell office:value-type="float" office:value="0.123319864" table:style-name="ce2">
            <text:p>0.123319864</text:p>
          </table:table-cell>
          <table:table-cell table:number-columns-repeated="16382"/>
        </table:table-row>
        <table:table-row table:style-name="ro1">
          <table:table-cell office:value-type="float" office:value="-0.82315629999999995" table:style-name="ce2">
            <text:p>-0.8231563</text:p>
          </table:table-cell>
          <table:table-cell office:value-type="float" office:value="-0.12172775" table:style-name="ce2">
            <text:p>-0.12172775</text:p>
          </table:table-cell>
          <table:table-cell table:number-columns-repeated="16382"/>
        </table:table-row>
        <table:table-row table:style-name="ro1">
          <table:table-cell office:value-type="float" office:value="-0.41301894" table:style-name="ce2">
            <text:p>-0.41301894</text:p>
          </table:table-cell>
          <table:table-cell office:value-type="float" office:value="-0.27491939999999998" table:style-name="ce2">
            <text:p>-0.2749194</text:p>
          </table:table-cell>
          <table:table-cell table:number-columns-repeated="16382"/>
        </table:table-row>
        <table:table-row table:style-name="ro1">
          <table:table-cell office:value-type="float" office:value="-0.65979069999999995" table:style-name="ce2">
            <text:p>-0.6597907</text:p>
          </table:table-cell>
          <table:table-cell office:value-type="float" office:value="3.9517513999999997E-2" table:style-name="ce2">
            <text:p>0.039517514</text:p>
          </table:table-cell>
          <table:table-cell table:number-columns-repeated="16382"/>
        </table:table-row>
        <table:table-row table:style-name="ro1">
          <table:table-cell office:value-type="float" office:value="0.47405586" table:style-name="ce2">
            <text:p>0.47405586</text:p>
          </table:table-cell>
          <table:table-cell office:value-type="float" office:value="1.9571468000000001" table:style-name="ce2">
            <text:p>1.9571468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BO" table:style-name="ta1">
        <table:table-column table:style-name="co1" table:number-columns-repeated="16384" table:default-cell-style-name="ce1"/>
        <table:table-row table:style-name="ro1">
          <table:table-cell office:value-type="float" office:value="0.21984107999999999" table:style-name="ce2">
            <text:p>0.21984108</text:p>
          </table:table-cell>
          <table:table-cell table:number-columns-repeated="16383"/>
        </table:table-row>
        <table:table-row table:style-name="ro1">
          <table:table-cell office:value-type="float" office:value="-0.16400285000000001" table:style-name="ce2">
            <text:p>-0.16400285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ohammad Iman ALIZADEH</dc:creator>
    <meta:creation-date>2020-08-07T14:21:31Z</meta:creation-date>
    <dc:date>2022-07-19T13:15:52Z</dc:date>
  </office:meta>
</office:document-meta>
</file>